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officeooo:paragraph-rsid="001578be"/>
    </style:style>
    <style:style style:name="T1" style:family="text">
      <style:text-properties officeooo:rsid="001578be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🧠 OFFRE OFFICIELLE – DIAGNOSTIC PC – <text:s/><text:span text:style-name="T1">0</text:span></text:p>
      <text:p text:style-name="P1"/>
      <text:p text:style-name="Horizontal_20_Line"/>
      <text:h text:style-name="Heading_20_2" text:outline-level="2">🟢 FORMULE 1 — Diagnostic PC Sécurité &amp; Performance</text:h>
      <text:p text:style-name="Text_20_body"/>
      <text:p text:style-name="Text_20_body"><text:span text:style-name="Strong_20_Emphasis"><text:span text:style-name="T2">40 € – forfait</text:span></text:span></text:p>
      <text:p text:style-name="Text_20_body"><text:span text:style-name="Strong_20_Emphasis"/></text:p>
      <text:p text:style-name="Text_20_body">👉 Idéal si votre ordinateur est lent, instable ou si vous souhaitez vérifier qu’il est sain et sécurisé.</text:p>
      <text:p text:style-name="Text_20_body"/>
      <text:h text:style-name="Heading_20_3" text:outline-level="3">Ce que comprend la prestation :</text:h>
      <text:p text:style-name="Text_20_body"/>
      <text:list text:style-name="L1">
        <text:list-item>
          <text:p text:style-name="P2">Analyse complète de l’état général du PC</text:p>
        </text:list-item>
        <text:list-item>
          <text:p text:style-name="P2">Vérification de la sécurité (virus, logiciels malveillants, risques connus)</text:p>
        </text:list-item>
        <text:list-item>
          <text:p text:style-name="P2">Contrôle de la santé du disque dur et de la mémoire (RAM)</text:p>
        </text:list-item>
        <text:list-item>
          <text:p text:style-name="P2">Analyse des performances (démarrage, charge système, anomalies)</text:p>
        </text:list-item>
        <text:list-item>
          <text:p text:style-name="P2">Détection des problèmes matériels ou logiciels potentiels</text:p>
        </text:list-item>
        <text:list-item>
          <text:p text:style-name="P2">Recommandations claires et compréhensibles</text:p>
        </text:list-item>
      </text:list>
      <text:h text:style-name="Heading_20_3" text:outline-level="3">Ce que vous recevez :</text:h>
      <text:p text:style-name="Text_20_body"/>
      <text:list xml:id="list3507103648" text:style-name="L2">
        <text:list-item>
          <text:p text:style-name="P3">Diagnostic expliqué oralement</text:p>
        </text:list-item>
        <text:list-item>
          <text:p text:style-name="P3">Résumé simple avec les points importants</text:p>
        </text:list-item>
        <text:list-item>
          <text:p text:style-name="P3">Conseils personnalisés pour prolonger la durée de vie du PC</text:p>
          <text:p text:style-name="P3"/>
        </text:list-item>
      </text:list>
      <text:p text:style-name="Text_20_body">❌ Aucune modification du système<text:line-break/>❌ Aucun accès à vos fichiers personnels<text:line-break/>❌ Aucun accès à distance</text:p>
      <text:p text:style-name="Text_20_body"/>
      <text:p text:style-name="Text_20_body">⏱️ Durée : environ 45 minutes à 1 heure</text:p>
      <text:p text:style-name="Text_20_body"/>
      <text:p text:style-name="Horizontal_20_Line"/>
      <text:h text:style-name="Heading_20_2" text:outline-level="2"><text:soft-page-break/>🔵 FORMULE 2 — Diagnostic + Optimisation &amp; Sécurisation</text:h>
      <text:p text:style-name="Text_20_body"/>
      <text:p text:style-name="Text_20_body"><text:span text:style-name="Strong_20_Emphasis">90 € – forfait</text:span></text:p>
      <text:p text:style-name="Text_20_body"><text:span text:style-name="Strong_20_Emphasis"/></text:p>
      <text:p text:style-name="Text_20_body">👉 Recommandée si vous souhaitez <text:span text:style-name="Strong_20_Emphasis">un PC plus rapide, plus stable et mieux protégé</text:span> après le diagnostic.</text:p>
      <text:h text:style-name="Heading_20_3" text:outline-level="3">Ce que comprend la prestation :</text:h>
      <text:p text:style-name="Text_20_body"/>
      <text:p text:style-name="P7">✔️ Tout ce qui est inclus dans la <text:span text:style-name="Strong_20_Emphasis">Formule Diagnostic</text:span></text:p>
      <text:p text:style-name="P7"><text:line-break/>✔️ Nettoyage logiciel (fichiers inutiles, démarrage, processus lourds)<text:line-break/></text:p>
      <text:p text:style-name="P7">✔️ Optimisation des performances générales<text:line-break/></text:p>
      <text:p text:style-name="P7">✔️ Mise en place de protections de base (logiciels fiables et gratuits)<text:line-break/></text:p>
      <text:p text:style-name="P7">✔️ Vérification et mise en place d’une stratégie de sauvegarde simple<text:line-break/></text:p>
      <text:p text:style-name="P7">✔️ Conseils de bonnes pratiques (sécurité, prévention, utilisation)</text:p>
      <text:p text:style-name="Text_20_body"/>
      <text:h text:style-name="Heading_20_3" text:outline-level="3">Ce que vous recevez :</text:h>
      <text:p text:style-name="Text_20_body"/>
      <text:list xml:id="list872075097" text:style-name="L3">
        <text:list-item>
          <text:p text:style-name="P4">Un PC plus fluide et plus sécurisé</text:p>
        </text:list-item>
        <text:list-item>
          <text:p text:style-name="P4">Un rapport détaillé (PDF possible)</text:p>
        </text:list-item>
        <text:list-item>
          <text:p text:style-name="P4">Recommandations concrètes à court et long terme</text:p>
          <text:p text:style-name="P4"/>
        </text:list-item>
      </text:list>
      <text:p text:style-name="Text_20_body">⏱️ Durée : 1h30 à 2h selon l’état du PC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Heading_20_3" text:outline-level="3"><text:span text:style-name="Emphasis">(🔴 FORMULE 3 — Audit PC Complet &amp; Sécurité Avancée – 170 €)</text:span></text:h>
      <text:p text:style-name="Text_20_body"><text:span text:style-name="Emphasis">(Proposée uniquement si nécessaire, selon les besoins)</text:span></text:p>
      <text:p text:style-name="Text_20_body"><text:span text:style-name="Emphasis"/></text:p>
      <text:p text:style-name="Text_20_body">👉 Adaptée aux <text:span text:style-name="Strong_20_Emphasis">PC critiques</text:span>, indépendants ou utilisateurs souhaitant une sécurité renforcée.</text:p>
      <text:p text:style-name="Text_20_body"/>
      <text:p text:style-name="Text_20_body"><text:span text:style-name="Strong_20_Emphasis">Inclut :</text:span></text:p>
      <text:p text:style-name="Text_20_body"><text:span text:style-name="Strong_20_Emphasis"/></text:p>
      <text:list xml:id="list607152830" text:style-name="L4">
        <text:list-item>
          <text:p text:style-name="P5">Diagnostic complet sécurité &amp; performance</text:p>
        </text:list-item>
        <text:list-item>
          <text:p text:style-name="P5">Optimisation approfondie du système</text:p>
        </text:list-item>
        <text:list-item>
          <text:p text:style-name="P5">Mise en place d’une sauvegarde automatisée (clé externe ou cloud existant)</text:p>
        </text:list-item>
        <text:list-item>
          <text:p text:style-name="P5">Audit de sécurité plus poussé (configuration, risques, prévention)</text:p>
        </text:list-item>
        <text:list-item>
          <text:p text:style-name="P5">Rapport détaillé avec priorités et recommandations</text:p>
        </text:list-item>
        <text:list-item>
          <text:p text:style-name="P5">Explications personnalisées et accompagnement utilisateur</text:p>
          <text:p text:style-name="P5"/>
        </text:list-item>
      </text:list>
      <text:p text:style-name="Text_20_body">⏱️ Durée : 2 à 3 heures selon la configuration</text:p>
      <text:p text:style-name="Text_20_body"/>
      <text:p text:style-name="Text_20_body"><text:span text:style-name="Emphasis">(Cette formule est proposée au cas par cas, après diagnostic.)</text:span></text:p>
      <text:p text:style-name="Horizontal_20_Line"/>
      <text:h text:style-name="Heading_20_2" text:outline-level="2">🔒 Engagement &amp; transparence</text:h>
      <text:p text:style-name="Text_20_body"/>
      <text:list text:style-name="L5">
        <text:list-item>
          <text:p text:style-name="P6">Intervention locale uniquement</text:p>
        </text:list-item>
        <text:list-item>
          <text:p text:style-name="P6">Aucun hacking</text:p>
        </text:list-item>
        <text:list-item>
          <text:p text:style-name="P6">Aucun scan réseau</text:p>
        </text:list-item>
        <text:list-item>
          <text:p text:style-name="P6">Aucun accès distant sans accord explicite</text:p>
        </text:list-item>
        <text:list-item>
          <text:p text:style-name="P6">Respect total de la vie privée</text:p>
        </text:list-item>
        <text:list-item>
          <text:p text:style-name="P6">Diagnostic effectué depuis un environnement sécurisé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0T18:52:31.154000000</meta:creation-date>
    <dc:date>2025-12-20T19:03:03.670000000</dc:date>
    <meta:editing-duration>PT10M32S</meta:editing-duration>
    <meta:editing-cycles>1</meta:editing-cycles>
    <meta:document-statistic meta:table-count="0" meta:image-count="0" meta:object-count="0" meta:page-count="3" meta:paragraph-count="54" meta:word-count="407" meta:character-count="2479" meta:non-whitespace-character-count="2135"/>
    <meta:generator>LibreOffice/7.5.3.2$Windows_X86_64 LibreOffice_project/9f56dff12ba03b9acd7730a5a481eea045e468f3</meta:generator>
  </office:meta>
</office:document-meta>
</file>